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Y BOISDANGHIEN <text:s text:c="46"/>13/11/19</text:p>
      <text:p text:style-name="P4"/>
      <text:p text:style-name="P5">EXAM SQL</text:p>
      <text:p text:style-name="P5"/>
      <text:p text:style-name="P2"/>
      <text:p text:style-name="P1"/>
      <text:p text:style-name="P1">Création table temporaire 1 :</text:p>
      <text:p text:style-name="P1"/>
      <text:p text:style-name="P1">CREATE TABLE tmplattyp</text:p>
      <text:p text:style-name="P1">( </text:p>
      <text:p text:style-name="P1"><text:tab/>idTyp INT(3) UNSIGNED NOT NULL AUTO_INCREMENT, </text:p>
      <text:p text:style-name="P1"><text:tab/>steNom VARCHAR(128) NOT NULL, </text:p>
      <text:p text:style-name="P1"><text:tab/>steEnv VARCHAR(8) NOT NULL,</text:p>
      <text:p text:style-name="P1"><text:tab/>pitTyp int(4) <text:s/>UNSIGNED,</text:p>
      <text:p text:style-name="P1"><text:tab/>watTyp int(4) <text:s/>UNSIGNED,</text:p>
      <text:p text:style-name="P1"><text:tab/>othTyp int(4) <text:s/>UNSIGNED,</text:p>
      <text:p text:style-name="P1"><text:tab/>noTyp int(4) <text:s/>UNSIGNED,</text:p>
      <text:p text:style-name="P1"><text:tab/>PRIMARY KEY (idTyp)</text:p>
      <text:p text:style-name="P1">); </text:p>
      <text:p text:style-name="P1"/>
      <text:p text:style-name="P1">Création table temporaire 2 :</text:p>
      <text:p text:style-name="P1"/>
      <text:p text:style-name="P1">CREATE TABLE tmplatsol</text:p>
      <text:p text:style-name="P1">( </text:p>
      <text:p text:style-name="P1"><text:tab/>idSol INT(3) UNSIGNED NOT NULL AUTO_INCREMENT, </text:p>
      <text:p text:style-name="P1"><text:tab/>mudSol int(4) <text:s/>UNSIGNED,</text:p>
      <text:p text:style-name="P1"><text:tab/>wodSol int(4) <text:s/>UNSIGNED,</text:p>
      <text:p text:style-name="P1"><text:tab/>brkSol int(4) <text:s/>UNSIGNED,</text:p>
      <text:p text:style-name="P1"><text:tab/>stnSol int(4) <text:s/>UNSIGNED,</text:p>
      <text:p text:style-name="P1"><text:tab/>cmtSol int(4) <text:s/>UNSIGNED,</text:p>
      <text:p text:style-name="P1"><text:tab/>mscSol int(4) <text:s/>UNSIGNED,</text:p>
      <text:p text:style-name="P1"><text:tab/>othSol int(4) <text:s/>UNSIGNED,</text:p>
      <text:p text:style-name="P1"><text:tab/>PRIMARY KEY (idSol)</text:p>
      <text:p text:style-name="P1">); </text:p>
      <text:p text:style-name="P1"/>
      <text:p text:style-name="P1"/>
      <text:p text:style-name="P1">Remplissage des tables temporaires :</text:p>
      <text:p text:style-name="P1">voir fichiers tableurs joints</text:p>
      <text:p text:style-name="P6"/>
      <text:p text:style-name="P1">INSERT INTO tmplattyp(steNom, steEnv, pitTyp, watTyp, othTyp, noTyp) VALUES </text:p>
      <text:p text:style-name="P1">('STATE - ANDHRA PRADESH28','Rural','809705','1093148','397842','10375523'),</text:p>
      <text:p text:style-name="P1">('STATE - ANDHRA PRADESH <text:s/>28','Urban','630179','1960525','667807','915128'),</text:p>
      <text:p text:style-name="P1">......</text:p>
      <text:p text:style-name="P7"><text:span text:style-name="T1">);</text:span></text:p>
      <text:p text:style-name="P1"/>
      <text:p text:style-name="P6"/>
      <text:p text:style-name="P6">Remplissage de la table states:</text:p>
      <text:p text:style-name="P1"/>
      <text:p text:style-name="P1">INSERT INTO states (steNom) SELECT DISTINCT steNom</text:p>
      <text:p text:style-name="P1">FROM tmplattyp ;</text:p>
      <text:p text:style-name="P1"/>
      <text:p text:style-name="P6"><text:soft-page-break/></text:p>
      <text:p text:style-name="P6">Remplissage de la table environements:</text:p>
      <text:p text:style-name="P1"/>
      <text:p text:style-name="P1">INSERT INTO environnements (envLib) SELECT DISTINCT steEnv</text:p>
      <text:p text:style-name="P1">FROM tmplattyp ;</text:p>
      <text:p text:style-name="P1"/>
      <text:p text:style-name="P1"/>
      <text:p text:style-name="P6">Remplissage de la table datalat:</text:p>
      <text:p text:style-name="P1"/>
      <text:p text:style-name="P1">INSERT INTO datalat (pitTyp, watTyp, othTyp, noTyp, idTmp) </text:p>
      <text:p text:style-name="P1">SELECT pitTyp, watTyp, othTyp, noTyp, idTyp</text:p>
      <text:p text:style-name="P1">FROM tmplattyp ;</text:p>
      <text:p text:style-name="P1"/>
      <text:p text:style-name="P1">INSERT INTO datalat (idSte, idEnv, pitTyp, watTyp, othTyp, noTyp, mudSol, wodSol, <text:tab/>brkSol, stnSol, cmtSol, mscSol, othSol) </text:p>
      <text:p text:style-name="P1">SELECT <text:s text:c="2"/>idSte, idEnv, pitTyp, watTyp, othTyp, noTyp, mudSol, wodSol, brkSol, stnSol, <text:tab/>cmtSol, mscSol, othSol</text:p>
      <text:p text:style-name="P1">FROM tmplattyp typ</text:p>
      <text:p text:style-name="P1">INNER JOIN states ste ON ste.steNom = typ.steNom</text:p>
      <text:p text:style-name="P1">INNER JOIN environnements env ON env.envLib = typ.steEnv</text:p>
      <text:p text:style-name="P1">INNER JOIN tmplatsol sol ON typ.idTyp = sol.idSol;</text:p>
      <text:p text:style-name="P1"/>
      <text:p text:style-name="P1"/>
      <text:p text:style-name="P6">Remplissage de la table de liaison states / environements:</text:p>
      <text:p text:style-name="P1"/>
      <text:p text:style-name="P1">INSERT INTO steenv (idSte, idEnv) SELECT idSte, idEnv</text:p>
      <text:p text:style-name="P1">FROM datalat dat 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1:48:22.31</meta:creation-date>
    <meta:document-statistic meta:table-count="0" meta:image-count="0" meta:object-count="0" meta:page-count="2" meta:paragraph-count="53" meta:word-count="243" meta:character-count="1854"/>
    <dc:date>2019-11-13T13:40:22.15</dc:date>
    <meta:editing-duration>PT6M2S</meta:editing-duration>
    <meta:editing-cycles>1</meta:editing-cycles>
    <meta:generator>OpenOffice/4.0.0$Win32 OpenOffice.org_project/400m3$Build-9702</meta:generator>
  </office:meta>
</office:document-meta>
</file>